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0-09" calcext:value-type="date">
            <text:p>09/10/2025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1-10" calcext:value-type="date">
            <text:p>10/11/2025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2-10" calcext:value-type="date">
            <text:p>10/12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6-01-12" calcext:value-type="date">
            <text:p>12/01/2026</text:p>
          </table:table-cell>
          <table:table-cell table:style-name="ce54" table:formula="of:=[.C7]-[.F7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6-01-31" calcext:value-type="date">
            <text:p>31/01/2026</text:p>
          </table:table-cell>
          <table:table-cell table:style-name="ce37" office:value-type="string" calcext:value-type="string">
            <text:p>Mens. 01/2026 (A.C.)</text:p>
          </table:table-cell>
          <table:table-cell table:style-name="ce42" office:value-type="float" office:value="490" calcext:value-type="float">
            <text:p>49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90" calcext:value-type="float">
            <text:p>490,00</text:p>
          </table:table-cell>
          <table:table-cell table:style-name="ce32" office:value-type="date" office:date-value="2026-02-09" calcext:value-type="date">
            <text:p>09/02/2026</text:p>
          </table:table-cell>
          <table:table-cell table:style-name="ce54" table:formula="of:=[.C8]-[.F8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6-02-28" calcext:value-type="date">
            <text:p>28/02/2026</text:p>
          </table:table-cell>
          <table:table-cell table:style-name="ce37" office:value-type="string" calcext:value-type="string">
            <text:p>Mens. 02/2026 (A.C.)</text:p>
          </table:table-cell>
          <table:table-cell table:style-name="ce42" office:value-type="float" office:value="490" calcext:value-type="float">
            <text:p>49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2" office:value-type="float" office:value="0" calcext:value-type="float">
            <text:p>-</text:p>
          </table:table-cell>
          <table:table-cell table:style-name="ce32"/>
          <table:table-cell table:style-name="ce54" table:formula="of:=[.C9]-[.F9]" office:value-type="float" office:value="490" calcext:value-type="float">
            <text:p>490,00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9])" office:value-type="float" office:value="490" calcext:value-type="float">
            <text:p>490,00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2.166568437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2.1692635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6-03-02T11:12:42.459882138</dc:date>
    <meta:print-date>2022-02-07T15:45:15.821000000</meta:print-date>
    <dc:language>pt-PT</dc:language>
    <meta:editing-cycles>590</meta:editing-cycles>
    <meta:editing-duration>PT19H35M51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